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runestone.academy/runestone/books/published/pythonds/index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21:58:59.768869536</meta:creation-date>
    <dc:date>2019-12-29T21:59:20.129281234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71" meta:non-whitespace-character-count="71"/>
    <meta:generator>LibreOffice/6.0.7.3$Linux_X86_64 LibreOffice_project/00m0$Build-3</meta:generator>
  </office:meta>
</office:document-meta>
</file>